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nvier 933,</text:p>
      <text:p text:style-name="Standard">Skingrad, Daënastre</text:p>
      <text:p text:style-name="Standard"/>
      <text:p text:style-name="Standard">Daënastre. Cette « nation » honnie des siens, dont les histoires terribles berçaient les enfants de Zagash dès leur plus jeune âge. Les tensions qui l'opposaient à My'trä étaient connues de tous, et un bon My'trän éprouvait au mieux de l'indifférence, au pire une haine féroce pour ses habitants. Eléonore, quant à elle, avait choisi une voie légèrement divergente à leur sujet. La blondinette rêvait en secret de les assouvir et se servir d'eux pour ajouter le pouvoir de leur technologie à ceux que la magie leur offrait déjà. Contrairement à ses compatriotes, elle avait été prise de passion pour ces objets étranges, ce qui entrait en contradiction totale et radicale avec sa foi en Dalai, l'Architecte de l'eau et lui avait valu une sympathique transformation en paria et un non-moins sympathique Régisseur à ses trousses alors qu'elle rentrait à Shüren. Quoi de plus naturel donc que de quitter ce pays qui ne voulait plus d'elle pour rejoindre le berceau de ces inventions qu'elle convoitait tant ?</text:p>
      <text:p text:style-name="Standard"/>
      <text:p text:style-name="Standard">Eléonore venait d'arriver en Daënastre quelques jours plus tôt seulement, mais déjà ce qu'elle y avait vu l'avait émerveillée. Il y avait là bien plus de choses -et des bien plus loufoques, que ce à quoi l'ex soldate avait été confrontée pendant son expédition sur les îles célestes et elle avait hâte de pouvoir examiner toutes ces engins incroyables. La Zagashienne trouverait également très certainement un ingénieur, inventeur ou simple bidouilleur à « interroger » pour en apprendre plus sur ces machines et pourquoi pas même en en dégotter une ou deux pour son propre compte. En tout cas si son corps le lui permettait. Car l'excitation et la joie de découvrir cette technologie avaient un coût lorsque l'on pratique la magie comme Eléonore le faisait. Depuis son arrivée son le continent oriental, celle-ci était assaillie de maux de tête allant jusqu'à la nausée, syndromes habituels d'un mage trop exposé à la mécanique Daënare. </text:p>
      <text:p text:style-name="Standard"/>
      <text:p text:style-name="Standard">Mais son agitation était bien plus forte que son malaise et la jeune Anomalie avait pris la décision de rester quand même un peu dans cette ville, qui à en payer le prix. Masochiste, vous dites ? Peut-être. En attendant, Eléonore avait prévu d'essayer d'oublier sa douleur -ou de la noyer- dans une auberge où elle avait pris une chambre pour passer la nuit. Elle ne savait pas encore ce qu'elle ferait pour la suite de son voyage et aviserait en tant voulu. Éreintée par le voyage et une exposition prolongée à la technologie, la jeune femme aux cheveux d'or ne voulait pas réfléchir à cela pour le moment et n'avait qu'une envie : se détendre.</text:p>
      <text:p text:style-name="Standard"/>
      <text:p text:style-name="Standard">Assise seule à une table ronde dans un quoi de l'auberge, Eléonore sirotait tranquillement sa deuxième pinte, un fin sourire aux bords des lèvres. Elle était en train d'imaginer les clients réduits en esclavage. Ces Daënares, ces êtres inférieurs, seraient probablement moins joviaux à ce moment là. De temps à autres, elle posait ses iris de jade sur l'un des lourdaux bruyants des tables voisines et le fixait avec insistance. A quelques tablées de là, un groupe jouait aux cartes avec enthousiasme, attirant son attention tandis qu'un frisson d'excitation parcourait son échine dorsale. Après une dernière gorgée de bière, elle se leva et se dirigea dans leur direction. </text:p>
      <text:p text:style-name="Standard"/>
      <text:p text:style-name="Standard">-Vous auriez une place pour une demoiselle ?</text:p>
      <text:p text:style-name="P1">Évidemment, ils avaient accepté. C'était presque trop facile. Une bande de piliers de comptoir, approchés de la sorte par un si joli brin de femme, ce n'était pas courant. Alors ils se réjouissaient de l'éventualité même de sa compagnie et une fraction de seconde à peine après l'irruption d'Eléonore dans leur cercle jusqu'alors très fermé deux d'entre eux s'écartèrent pour lui faire une place à la table. L'un des joueurs poussa même le vice jusqu'à inviter la petite blonde gratuitement à rejoindre la partie, ce qu'elle accepta avec un hochement de tête de gratitude et un large sourire. Ce sourire angélique jurait d'ailleurs avec la lueur de folie au fond de ses iris olives, rendue difficilement perceptible par l'obscurité ambiante due à l'heure tardive.</text:p>
      <text:p text:style-name="Standard"/>
      <text:p text:style-name="Standard">Si sa transformation en anomalie avait altéré une partie de la rigueur militaire dont elle avait fait preuve jadis, elle avait laissé intactes les facultés intellectuelles d'Eléonore. Celle-ci n'était pas dupe quant aux intentions de ses nouveaux compagnons. Mais si elle voulait avoir le temps de s'amuser un peu, il lui faudrait rentrer dans leur jeu. Jouer la comédie n'était pas quelque chose que la jeune Zagashienne appréciait particulièrement, d'autant plus depuis qu'elle avait un Régisseur aux fesses, et elle se lassa bien vite de devoir rire bêtement aux blagues graveleuses des quatre hommes. Le temps -et les tournées- défilait à vive allure, et si elle n'avait pas à rougir de sa performance aux cartes, ce n'était certainement pas la raison pour laquelle l'ex militaire avait rejoint la table. A chaque donne, cette dernière observait méticuleusement chacun de ses adversaires à la recherche de babioles technologiques, d'inventions daënares qui auraient pu attiser sa convoitise. </text:p>
      <text:p text:style-name="Standard"/>
      <text:p text:style-name="Standard">Sa curiosité fut satisfaite lorsque l'un des joueurs, un certain Hubert (ou « Hubi » comme l'appelaient ses compagnons), tira une plaque métallique de la poche intérieure de sa veste pour le poser sur la table. Ledit Hubert avait tellement dégoûté ses compagnons de jeu à force de remporter les différentes mises à coup de combinaisons aussi imbattables qu'improbables qu'il n'avait d'autre choix pour les forcer à rester dans le jeu que de parier autre chose que de l'argent. Le regard de jade de la Zagashienne fixa l'objet pendant de longues secondes pendant les autres argumentaient pour savoir si oui ou non, cette babiole possédait une valeur suffisante pour être pariée en lieu et place d'Iris sonnants et trébuchants. Elle n'avait strictement aucune idée ce que à quoi cela pouvait bien servir, mais étant donné la manière avec laquelle son picotement de l'échine avait redoublé d'intensité, à l'instar du mal de tête qui l'accompagnait en permanence depuis qu'elle avait mis le pied en territoire daënare en raison de sa proximité avec la technologie, la chose captiva son attention. Eléonore donna tout ce qu'elle put pour l'emporter cette manche là, mais Hubert fut malheureusement à même de conserver sa propriété grâce à un sacré coup de chance. Encore un.</text:p>
      <text:p text:style-name="Standard"/>
      <text:p text:style-name="Standard">Ce nouveau tour de force sonna le glas de la partie pour la blondinette. Feignant un coup de fatigue -chose qui ne lui arrivait pourtant jamais, bien qu'aucun de ces hommes n'aurait pu le savoir, elle se retira et quitta l'auberge pour rejoindre à l'extérieur les rues plongées dans la pénombre. Un petit vent frais nocturne vint lui fouetter le visage, lui éclaircissant les idées que l'alcool avait sournoisement embrumées. La My'träne s'éloigna à peine de quelques pas avant de se dissimuler dans une alcôve d'une rue adjacente, histoire d'avoir une bonne ligne de vue sur l'entrée du bar pour pouvoir y guetter les allées et venues. Après quelques minutes d'attente, Hubert en sortit finalement. La frustration qui avait pris possession d'Eléonore lorsqu'elle avait échoué à obtenir son bibelot était telle que la demoiselle était à présent prête à tout pour mettre la main dessus. Malheureusement pour ce tricheur invétéré, l'anomalie n'était pas du genre à mettre des pincettes ou à faire dans la subtilité quand elle voulait quelque chose. Et avoir en plus une nouvelle occasion d'interroger un daënare sur les origines et les procédés de fabrication de leur technologie lui offrait une justification dont son esprit dérangé n'avait de toute façon pas besoin pour faire face à sa morale de moins en moins présente.</text:p>
      <text:p text:style-name="Standard"/>
      <text:p text:style-name="Standard">-Rebonsoir, Hubert. </text:p>
      <text:p text:style-name="Standard"/>
      <text:p text:style-name="Standard">L'homme se retourna en entendant sa voix, une expression de surprise sur le visage. Expression qui <text:soft-page-break/>fut bien vite remplacée par un sourire grossier lorsqu'il reconnut la silhouette féminine. Ce sourire s'effaça à son tour lorsque le poignard de ladite silhouette vint lui imposer son contact froid au niveau de la carotide. Un sourire carnassier apparut cette fois-ci sur le visage d'Eléonore qui poussa l'escroc contre un mur. La ruelle dans laquelle elle l'avait coincé était absolument vide. Pas une âme qui vive à l'horizon. L'anomalie allait pouvoir s'adonner à son plaisir fétiche à loisir.</text:p>
      <text:p text:style-name="Standard"/>
      <text:p text:style-name="Standard">-J'ai quelques questions pour toi. Mais d'abord, j'aimerais que tu me donnes l'objet que tu as parié tout à l'heure. [i]S'il te plaî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21:05:32.15</meta:creation-date>
    <dc:date>2018-01-21T18:27:47.91</dc:date>
    <meta:editing-duration>PT1H38M38S</meta:editing-duration>
    <meta:editing-cycles>216</meta:editing-cycles>
    <meta:generator>OpenOffice/4.1.2$Win32 OpenOffice.org_project/412m3$Build-9782</meta:generator>
    <meta:document-statistic meta:table-count="0" meta:image-count="0" meta:object-count="0" meta:page-count="3" meta:paragraph-count="14" meta:word-count="1379" meta:character-count="8439"/>
  </office:meta>
</office:document-meta>
</file>